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Time First</text:p>
          </table:table-cell>
          <table:table-cell office:value-type="string" calcext:value-type="string">
            <text:p>% of MEM</text:p>
          </table:table-cell>
          <table:table-cell office:value-type="string" calcext:value-type="string">
            <text:p>Swap Memory</text:p>
          </table:table-cell>
          <table:table-cell office:value-type="string" calcext:value-type="string">
            <text:p>Mem Memory</text:p>
          </table:table-cell>
          <table:table-cell table:number-columns-repeated="2"/>
          <table:table-cell office:value-type="string" calcext:value-type="string">
            <text:p>Time Second</text:p>
          </table:table-cell>
          <table:table-cell office:value-type="string" calcext:value-type="string">
            <text:p>% of MEM</text:p>
          </table:table-cell>
          <table:table-cell office:value-type="string" calcext:value-type="string">
            <text:p>Swap Memory</text:p>
          </table:table-cell>
          <table:table-cell office:value-type="string" calcext:value-type="string">
            <text:p>Mem Memory</text:p>
          </table:table-cell>
        </table:table-row>
        <table:table-row table:style-name="ro1">
          <table:table-cell office:value-type="time" office:time-value="PT22H07M08S" calcext:value-type="time">
            <text:p>22:07:08</text:p>
          </table:table-cell>
          <table:table-cell office:value-type="float" office:value="3.9" calcext:value-type="float">
            <text:p>3,9</text:p>
          </table:table-cell>
          <table:table-cell office:value-type="float" office:value="447536" calcext:value-type="float">
            <text:p>447536</text:p>
          </table:table-cell>
          <table:table-cell office:value-type="float" office:value="4458560" calcext:value-type="float">
            <text:p>4458560</text:p>
          </table:table-cell>
          <table:table-cell table:number-columns-repeated="2"/>
          <table:table-cell table:style-name="ce1" office:value-type="time" office:time-value="PT22H07M08S" calcext:value-type="time">
            <text:p>22:07:08</text:p>
          </table:table-cell>
          <table:table-cell office:value-type="float" office:value="3.9" calcext:value-type="float">
            <text:p>3,9</text:p>
          </table:table-cell>
          <table:table-cell office:value-type="float" office:value="447536" calcext:value-type="float">
            <text:p>447536</text:p>
          </table:table-cell>
          <table:table-cell office:value-type="float" office:value="4458560" calcext:value-type="float">
            <text:p>4458560</text:p>
          </table:table-cell>
        </table:table-row>
        <table:table-row table:style-name="ro1">
          <table:table-cell office:value-type="time" office:time-value="PT22H07M14S" calcext:value-type="time">
            <text:p>22:07:14</text:p>
          </table:table-cell>
          <table:table-cell office:value-type="float" office:value="7.8" calcext:value-type="float">
            <text:p>7,8</text:p>
          </table:table-cell>
          <table:table-cell office:value-type="float" office:value="447544" calcext:value-type="float">
            <text:p>447544</text:p>
          </table:table-cell>
          <table:table-cell office:value-type="float" office:value="3833588" calcext:value-type="float">
            <text:p>3833588</text:p>
          </table:table-cell>
          <table:table-cell table:number-columns-repeated="2"/>
          <table:table-cell table:style-name="ce1" office:value-type="time" office:time-value="PT22H07M14S" calcext:value-type="time">
            <text:p>22:07:14</text:p>
          </table:table-cell>
          <table:table-cell office:value-type="float" office:value="7.8" calcext:value-type="float">
            <text:p>7,8</text:p>
          </table:table-cell>
          <table:table-cell office:value-type="float" office:value="447544" calcext:value-type="float">
            <text:p>447544</text:p>
          </table:table-cell>
          <table:table-cell office:value-type="float" office:value="3833952" calcext:value-type="float">
            <text:p>3833952</text:p>
          </table:table-cell>
        </table:table-row>
        <table:table-row table:style-name="ro1">
          <table:table-cell office:value-type="time" office:time-value="PT22H07M22S" calcext:value-type="time">
            <text:p>22:07:22</text:p>
          </table:table-cell>
          <table:table-cell office:value-type="float" office:value="11.7" calcext:value-type="float">
            <text:p>11,7</text:p>
          </table:table-cell>
          <table:table-cell office:value-type="float" office:value="447544" calcext:value-type="float">
            <text:p>447544</text:p>
          </table:table-cell>
          <table:table-cell office:value-type="float" office:value="3220712" calcext:value-type="float">
            <text:p>3220712</text:p>
          </table:table-cell>
          <table:table-cell table:number-columns-repeated="2"/>
          <table:table-cell table:style-name="ce1" office:value-type="time" office:time-value="PT22H07M22S" calcext:value-type="time">
            <text:p>22:07:22</text:p>
          </table:table-cell>
          <table:table-cell office:value-type="float" office:value="11.7" calcext:value-type="float">
            <text:p>11,7</text:p>
          </table:table-cell>
          <table:table-cell office:value-type="float" office:value="447544" calcext:value-type="float">
            <text:p>447544</text:p>
          </table:table-cell>
          <table:table-cell office:value-type="float" office:value="3220492" calcext:value-type="float">
            <text:p>3220492</text:p>
          </table:table-cell>
        </table:table-row>
        <table:table-row table:style-name="ro1">
          <table:table-cell office:value-type="time" office:time-value="PT22H07M32S" calcext:value-type="time">
            <text:p>22:07:32</text:p>
          </table:table-cell>
          <table:table-cell office:value-type="float" office:value="15.6" calcext:value-type="float">
            <text:p>15,6</text:p>
          </table:table-cell>
          <table:table-cell office:value-type="float" office:value="447544" calcext:value-type="float">
            <text:p>447544</text:p>
          </table:table-cell>
          <table:table-cell office:value-type="float" office:value="2596548" calcext:value-type="float">
            <text:p>2596548</text:p>
          </table:table-cell>
          <table:table-cell table:number-columns-repeated="2"/>
          <table:table-cell table:style-name="ce1" office:value-type="time" office:time-value="PT22H07M32S" calcext:value-type="time">
            <text:p>22:07:32</text:p>
          </table:table-cell>
          <table:table-cell office:value-type="float" office:value="15.6" calcext:value-type="float">
            <text:p>15,6</text:p>
          </table:table-cell>
          <table:table-cell office:value-type="float" office:value="447544" calcext:value-type="float">
            <text:p>447544</text:p>
          </table:table-cell>
          <table:table-cell office:value-type="float" office:value="2597572" calcext:value-type="float">
            <text:p>2597572</text:p>
          </table:table-cell>
        </table:table-row>
        <table:table-row table:style-name="ro1">
          <table:table-cell office:value-type="time" office:time-value="PT22H07M41S" calcext:value-type="time">
            <text:p>22:07:41</text:p>
          </table:table-cell>
          <table:table-cell office:value-type="float" office:value="19.5" calcext:value-type="float">
            <text:p>19,5</text:p>
          </table:table-cell>
          <table:table-cell office:value-type="float" office:value="447544" calcext:value-type="float">
            <text:p>447544</text:p>
          </table:table-cell>
          <table:table-cell office:value-type="float" office:value="1959904" calcext:value-type="float">
            <text:p>1959904</text:p>
          </table:table-cell>
          <table:table-cell table:number-columns-repeated="2"/>
          <table:table-cell table:style-name="ce1" office:value-type="time" office:time-value="PT22H07M41S" calcext:value-type="time">
            <text:p>22:07:41</text:p>
          </table:table-cell>
          <table:table-cell office:value-type="float" office:value="19.5" calcext:value-type="float">
            <text:p>19,5</text:p>
          </table:table-cell>
          <table:table-cell office:value-type="float" office:value="447544" calcext:value-type="float">
            <text:p>447544</text:p>
          </table:table-cell>
          <table:table-cell office:value-type="float" office:value="1960400" calcext:value-type="float">
            <text:p>1960400</text:p>
          </table:table-cell>
        </table:table-row>
        <table:table-row table:style-name="ro1">
          <table:table-cell office:value-type="time" office:time-value="PT22H07M50S" calcext:value-type="time">
            <text:p>22:07:50</text:p>
          </table:table-cell>
          <table:table-cell office:value-type="float" office:value="23.4" calcext:value-type="float">
            <text:p>23,4</text:p>
          </table:table-cell>
          <table:table-cell office:value-type="float" office:value="447552" calcext:value-type="float">
            <text:p>447552</text:p>
          </table:table-cell>
          <table:table-cell office:value-type="float" office:value="1336440" calcext:value-type="float">
            <text:p>1336440</text:p>
          </table:table-cell>
          <table:table-cell table:number-columns-repeated="2"/>
          <table:table-cell table:style-name="ce1" office:value-type="time" office:time-value="PT22H07M50S" calcext:value-type="time">
            <text:p>22:07:50</text:p>
          </table:table-cell>
          <table:table-cell office:value-type="float" office:value="23.4" calcext:value-type="float">
            <text:p>23,4</text:p>
          </table:table-cell>
          <table:table-cell office:value-type="float" office:value="447552" calcext:value-type="float">
            <text:p>447552</text:p>
          </table:table-cell>
          <table:table-cell office:value-type="float" office:value="1337496" calcext:value-type="float">
            <text:p>1337496</text:p>
          </table:table-cell>
        </table:table-row>
        <table:table-row table:style-name="ro1">
          <table:table-cell office:value-type="time" office:time-value="PT22H08M01S" calcext:value-type="time">
            <text:p>22:08:01</text:p>
          </table:table-cell>
          <table:table-cell office:value-type="float" office:value="27.3" calcext:value-type="float">
            <text:p>27,3</text:p>
          </table:table-cell>
          <table:table-cell office:value-type="float" office:value="447656" calcext:value-type="float">
            <text:p>447656</text:p>
          </table:table-cell>
          <table:table-cell office:value-type="float" office:value="630968" calcext:value-type="float">
            <text:p>630968</text:p>
          </table:table-cell>
          <table:table-cell table:number-columns-repeated="2"/>
          <table:table-cell table:style-name="ce1" office:value-type="time" office:time-value="PT22H08M00S" calcext:value-type="time">
            <text:p>22:08:00</text:p>
          </table:table-cell>
          <table:table-cell office:value-type="float" office:value="27.3" calcext:value-type="float">
            <text:p>27,3</text:p>
          </table:table-cell>
          <table:table-cell office:value-type="float" office:value="447652" calcext:value-type="float">
            <text:p>447652</text:p>
          </table:table-cell>
          <table:table-cell office:value-type="float" office:value="631600" calcext:value-type="float">
            <text:p>631600</text:p>
          </table:table-cell>
        </table:table-row>
        <table:table-row table:style-name="ro1">
          <table:table-cell office:value-type="time" office:time-value="PT22H08M12S" calcext:value-type="time">
            <text:p>22:08:12</text:p>
          </table:table-cell>
          <table:table-cell office:value-type="float" office:value="31.2" calcext:value-type="float">
            <text:p>31,2</text:p>
          </table:table-cell>
          <table:table-cell office:value-type="float" office:value="447824" calcext:value-type="float">
            <text:p>447824</text:p>
          </table:table-cell>
          <table:table-cell office:value-type="float" office:value="135528" calcext:value-type="float">
            <text:p>135528</text:p>
          </table:table-cell>
          <table:table-cell table:number-columns-repeated="2"/>
          <table:table-cell table:style-name="ce1" office:value-type="time" office:time-value="PT22H08M11S" calcext:value-type="time">
            <text:p>22:08:11</text:p>
          </table:table-cell>
          <table:table-cell office:value-type="float" office:value="31.2" calcext:value-type="float">
            <text:p>31,2</text:p>
          </table:table-cell>
          <table:table-cell office:value-type="float" office:value="447824" calcext:value-type="float">
            <text:p>447824</text:p>
          </table:table-cell>
          <table:table-cell office:value-type="float" office:value="141736" calcext:value-type="float">
            <text:p>141736</text:p>
          </table:table-cell>
        </table:table-row>
        <table:table-row table:style-name="ro1">
          <table:table-cell office:value-type="time" office:time-value="PT22H08M21S" calcext:value-type="time">
            <text:p>22:08:21</text:p>
          </table:table-cell>
          <table:table-cell office:value-type="float" office:value="35" calcext:value-type="float">
            <text:p>35</text:p>
          </table:table-cell>
          <table:table-cell office:value-type="float" office:value="434356" calcext:value-type="float">
            <text:p>434356</text:p>
          </table:table-cell>
          <table:table-cell office:value-type="float" office:value="137496" calcext:value-type="float">
            <text:p>137496</text:p>
          </table:table-cell>
          <table:table-cell table:number-columns-repeated="2"/>
          <table:table-cell table:style-name="ce1" office:value-type="time" office:time-value="PT22H08M21S" calcext:value-type="time">
            <text:p>22:08:21</text:p>
          </table:table-cell>
          <table:table-cell office:value-type="float" office:value="35" calcext:value-type="float">
            <text:p>35</text:p>
          </table:table-cell>
          <table:table-cell office:value-type="float" office:value="434356" calcext:value-type="float">
            <text:p>434356</text:p>
          </table:table-cell>
          <table:table-cell office:value-type="float" office:value="130676" calcext:value-type="float">
            <text:p>130676</text:p>
          </table:table-cell>
        </table:table-row>
        <table:table-row table:style-name="ro1">
          <table:table-cell office:value-type="time" office:time-value="PT22H08M56S" calcext:value-type="time">
            <text:p>22:08:56</text:p>
          </table:table-cell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office:value-type="float" office:value="114148" calcext:value-type="float">
            <text:p>114148</text:p>
          </table:table-cell>
          <table:table-cell table:number-columns-repeated="2"/>
          <table:table-cell table:style-name="ce1" office:value-type="time" office:time-value="PT22H08M34S" calcext:value-type="time">
            <text:p>22:08:34</text:p>
          </table:table-cell>
          <table:table-cell office:value-type="float" office:value="38.9" calcext:value-type="float">
            <text:p>38,9</text:p>
          </table:table-cell>
          <table:table-cell office:value-type="float" office:value="0" calcext:value-type="float">
            <text:p>0</text:p>
          </table:table-cell>
          <table:table-cell office:value-type="float" office:value="107868" calcext:value-type="float">
            <text:p>107868</text:p>
          </table:table-cell>
        </table:table-row>
        <table:table-row table:style-name="ro1">
          <table:table-cell office:value-type="time" office:time-value="PT22H11M13S" calcext:value-type="time">
            <text:p>22:11:13</text:p>
          </table:table-cell>
          <table:table-cell office:value-type="float" office:value="42.7" calcext:value-type="float">
            <text:p>42,7</text:p>
          </table:table-cell>
          <table:table-cell office:value-type="float" office:value="51348" calcext:value-type="float">
            <text:p>51348</text:p>
          </table:table-cell>
          <table:table-cell office:value-type="float" office:value="2544976" calcext:value-type="float">
            <text:p>2544976</text:p>
          </table:table-cell>
          <table:table-cell table:number-columns-repeated="6"/>
        </table:table-row>
        <table:table-row table:style-name="ro1">
          <table:table-cell office:value-type="time" office:time-value="PT22H11M21S" calcext:value-type="time">
            <text:p>22:11:21</text:p>
          </table:table-cell>
          <table:table-cell office:value-type="float" office:value="46.6" calcext:value-type="float">
            <text:p>46,6</text:p>
          </table:table-cell>
          <table:table-cell office:value-type="float" office:value="52324" calcext:value-type="float">
            <text:p>52324</text:p>
          </table:table-cell>
          <table:table-cell office:value-type="float" office:value="2250176" calcext:value-type="float">
            <text:p>2250176</text:p>
          </table:table-cell>
          <table:table-cell table:number-columns-repeated="6"/>
        </table:table-row>
        <table:table-row table:style-name="ro1">
          <table:table-cell office:value-type="time" office:time-value="PT22H11M29S" calcext:value-type="time">
            <text:p>22:11:29</text:p>
          </table:table-cell>
          <table:table-cell office:value-type="float" office:value="50.5" calcext:value-type="float">
            <text:p>50,5</text:p>
          </table:table-cell>
          <table:table-cell office:value-type="float" office:value="52536" calcext:value-type="float">
            <text:p>52536</text:p>
          </table:table-cell>
          <table:table-cell office:value-type="float" office:value="1931496" calcext:value-type="float">
            <text:p>1931496</text:p>
          </table:table-cell>
          <table:table-cell table:number-columns-repeated="6"/>
        </table:table-row>
        <table:table-row table:style-name="ro1">
          <table:table-cell office:value-type="time" office:time-value="PT22H11M37S" calcext:value-type="time">
            <text:p>22:11:37</text:p>
          </table:table-cell>
          <table:table-cell office:value-type="float" office:value="54.3" calcext:value-type="float">
            <text:p>54,3</text:p>
          </table:table-cell>
          <table:table-cell office:value-type="float" office:value="57196" calcext:value-type="float">
            <text:p>57196</text:p>
          </table:table-cell>
          <table:table-cell office:value-type="float" office:value="1600380" calcext:value-type="float">
            <text:p>1600380</text:p>
          </table:table-cell>
          <table:table-cell table:number-columns-repeated="6"/>
        </table:table-row>
        <table:table-row table:style-name="ro1">
          <table:table-cell office:value-type="time" office:time-value="PT22H11M45S" calcext:value-type="time">
            <text:p>22:11:45</text:p>
          </table:table-cell>
          <table:table-cell office:value-type="float" office:value="58.2" calcext:value-type="float">
            <text:p>58,2</text:p>
          </table:table-cell>
          <table:table-cell office:value-type="float" office:value="57272" calcext:value-type="float">
            <text:p>57272</text:p>
          </table:table-cell>
          <table:table-cell office:value-type="float" office:value="1287980" calcext:value-type="float">
            <text:p>1287980</text:p>
          </table:table-cell>
          <table:table-cell table:number-columns-repeated="6"/>
        </table:table-row>
        <table:table-row table:style-name="ro1">
          <table:table-cell office:value-type="time" office:time-value="PT22H11M53S" calcext:value-type="time">
            <text:p>22:11:53</text:p>
          </table:table-cell>
          <table:table-cell office:value-type="float" office:value="62.1" calcext:value-type="float">
            <text:p>62,1</text:p>
          </table:table-cell>
          <table:table-cell office:value-type="float" office:value="57676" calcext:value-type="float">
            <text:p>57676</text:p>
          </table:table-cell>
          <table:table-cell office:value-type="float" office:value="971720" calcext:value-type="float">
            <text:p>971720</text:p>
          </table:table-cell>
          <table:table-cell table:number-columns-repeated="6"/>
        </table:table-row>
        <table:table-row table:style-name="ro1">
          <table:table-cell office:value-type="time" office:time-value="PT22H12M01S" calcext:value-type="time">
            <text:p>22:12:01</text:p>
          </table:table-cell>
          <table:table-cell office:value-type="float" office:value="66" calcext:value-type="float">
            <text:p>66</text:p>
          </table:table-cell>
          <table:table-cell office:value-type="float" office:value="57740" calcext:value-type="float">
            <text:p>57740</text:p>
          </table:table-cell>
          <table:table-cell office:value-type="float" office:value="660288" calcext:value-type="float">
            <text:p>660288</text:p>
          </table:table-cell>
          <table:table-cell table:number-columns-repeated="6"/>
        </table:table-row>
        <table:table-row table:style-name="ro1">
          <table:table-cell office:value-type="time" office:time-value="PT22H12M09S" calcext:value-type="time">
            <text:p>22:12:09</text:p>
          </table:table-cell>
          <table:table-cell office:value-type="float" office:value="69.9" calcext:value-type="float">
            <text:p>69,9</text:p>
          </table:table-cell>
          <table:table-cell office:value-type="float" office:value="58452" calcext:value-type="float">
            <text:p>58452</text:p>
          </table:table-cell>
          <table:table-cell office:value-type="float" office:value="347448" calcext:value-type="float">
            <text:p>347448</text:p>
          </table:table-cell>
          <table:table-cell table:number-columns-repeated="6"/>
        </table:table-row>
        <table:table-row table:style-name="ro1">
          <table:table-cell office:value-type="time" office:time-value="PT22H12M20S" calcext:value-type="time">
            <text:p>22:12:2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56492" calcext:value-type="float">
            <text:p>15649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22:47:53.468952347</meta:creation-date>
    <dc:date>2020-12-06T23:46:01.538786065</dc:date>
    <meta:editing-duration>PT6M17S</meta:editing-duration>
    <meta:editing-cycles>1</meta:editing-cycles>
    <meta:document-statistic meta:table-count="1" meta:cell-count="124" meta:object-count="0"/>
    <meta:generator>LibreOffice/6.0.7.3$Linux_X86_64 LibreOffice_project/00m0$Build-3</meta:generator>
  </office:meta>
</office:document-meta>
</file>